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85000004FA55F072ED13C86A4E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76cm, 11.709cm, 22.539cm, 0.836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749cm" svg:height="5.749cm" svg:x="1.75cm" svg:y="2.5cm">
          <draw:image xlink:href="Pictures/1000000000000385000004FA55F072ED13C86A4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1-03-20T00:05:36.680990708</dc:date>
    <meta:editing-duration>PT4M30S</meta:editing-duration>
    <meta:editing-cycles>1</meta:editing-cycles>
    <meta:document-statistic meta:object-count="1"/>
    <meta:generator>LibreOffice/7.0.4.2$MacOSX_X86_64 LibreOffice_project/dcf040e67528d9187c66b2379df5ea4407429775</meta:generator>
  </office:meta>
</office:document-meta>
</file>